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6<text:s text:c="2"/>6</text:span></text:p>
      <text:p text:style-name="P1"><text:span text:style-name="T1"><text:s/>2<text:s text:c="3"/>1<text:s text:c="2"/>0<text:s text:c="3"/>3<text:s text:c="2"/>1<text:s text:c="3"/>6<text:s text:c="2"/>3<text:s text:c="3"/>7<text:s text:c="2"/>5<text:s text:c="3"/>3<text:s text:c="2"/>4<text:s text:c="3"/>6 </text:span></text:p>
      <text:p text:style-name="P1"><text:span text:style-name="T1"><text:s/>1<text:s text:c="3"/>8<text:s text:c="2"/>2<text:s text:c="3"/>5<text:s text:c="2"/>4<text:s text:c="2"/>10<text:s text:c="2"/>5<text:s text:c="2"/>10<text:s text:c="2"/>0<text:s text:c="2"/>10<text:s text:c="2"/>3<text:s text:c="3"/>4 </text:span></text:p>
      <text:p text:style-name="P1"><text:span text:style-name="T1"><text:s/>2<text:s text:c="3"/>5<text:s text:c="2"/>3<text:s text:c="3"/>4<text:s text:c="2"/>5<text:s text:c="3"/>8<text:s text:c="2"/>0<text:s text:c="3"/>9<text:s text:c="2"/>1<text:s text:c="3"/>1<text:s text:c="2"/>4<text:s text:c="3"/>7 </text:span></text:p>
      <text:p text:style-name="P1"><text:span text:style-name="T1"><text:s/>1<text:s text:c="3"/>5<text:s text:c="2"/>0<text:s text:c="3"/>5<text:s text:c="2"/>2<text:s text:c="3"/>5<text:s text:c="2"/>3<text:s text:c="3"/>3<text:s text:c="2"/>4<text:s text:c="3"/>8<text:s text:c="2"/>5<text:s text:c="3"/>9 </text:span></text:p>
      <text:p text:style-name="P1"><text:span text:style-name="T1"><text:s/>2<text:s text:c="3"/>9<text:s text:c="2"/>1<text:s text:c="3"/>3<text:s text:c="2"/>4<text:s text:c="3"/>5<text:s text:c="2"/>5<text:s text:c="3"/>4<text:s text:c="2"/>0<text:s text:c="3"/>3<text:s text:c="2"/>3<text:s text:c="3"/>1 </text:span></text:p>
      <text:p text:style-name="P1"><text:span text:style-name="T1"><text:s/>1<text:s text:c="3"/>3<text:s text:c="2"/>3<text:s text:c="3"/>3<text:s text:c="2"/>5<text:s text:c="3"/>9<text:s text:c="2"/>0<text:s text:c="2"/>10<text:s text:c="2"/>4<text:s text:c="3"/>4<text:s text:c="2"/>2<text:s text:c="3"/>1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